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03C00001E6E0000023A6B37A82F5241F7B6.svm" manifest:media-type="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267.9mm" svg:height="178.76mm" svg:x="111.23mm" svg:y="8.23mm">
            <loext:p/>
            <draw:object draw:notify-on-update-of-ranges="Feuille1.C1:Feuille1.C12 Feuille1.D1:Feuille1.D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Image 1" draw:style-name="gr2" draw:text-style-name="P1" svg:width="77.89mm" svg:height="5.69mm" svg:x="430.34mm" svg:y="117.4mm">
            <draw:image xlink:href="Pictures/2000003C00001E6E0000023A6B37A82F5241F7B6.svm" xlink:type="simple" xlink:show="embed" xlink:actuate="onLoad">
              <text:p/>
            </draw:image>
          </draw:frame>
        </table:shapes>
        <table:table-column table:style-name="co1" table:number-columns-repeated="18" table:default-cell-style-name="Default"/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table:style-name="ce1" office:value-type="string" calcext:value-type="string">
            <text:p>12.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15.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18.5</text:p>
          </table:table-cell>
          <table:table-cell table:number-columns-repeated="13"/>
          <table:table-cell office:value-type="float" office:value="2478.63156" calcext:value-type="float">
            <text:p>2478,63156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table:number-columns-repeated="13"/>
          <table:table-cell office:value-type="float" office:value="-1.125" calcext:value-type="float">
            <text:p>-1,125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formula="of:=[.Q8]/($r5$)" office:value-type="string" office:string-value="" calcext:value-type="error">
            <text:p>#NOM ?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40" calcext:value-type="float">
            <text:p>40</text:p>
          </table:table-cell>
          <table:table-cell table:number-columns-repeated="12"/>
          <table:table-cell office:value-type="float" office:value="15" calcext:value-type="float">
            <text:p>15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formula="of:=[.Q10]/([.R7]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12"/>
          <table:table-cell office:value-type="float" office:value="25" calcext:value-type="float">
            <text:p>25</text:p>
          </table:table-cell>
          <table:table-cell table:formula="of:=[.Q11]/([.R8])" office:value-type="string" office:string-value="" calcext:value-type="error">
            <text:p>#NOM ?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76.5</text:p>
          </table:table-cell>
          <table:table-cell table:number-columns-repeated="12"/>
          <table:table-cell office:value-type="float" office:value="30" calcext:value-type="float">
            <text:p>30</text:p>
          </table:table-cell>
          <table:table-cell table:formula="of:=[.Q12]/([.R9])" office:value-type="string" office:string-value="" calcext:value-type="error">
            <text:p>#VALEUR !</text:p>
          </table:table-cell>
        </table:table-row>
        <table:table-row table:style-name="ro1">
          <table:table-cell table:number-columns-repeated="16"/>
          <table:table-cell office:value-type="float" office:value="35" calcext:value-type="float">
            <text:p>35</text:p>
          </table:table-cell>
          <table:table-cell table:formula="of:=[.Q13]/([.R10]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16"/>
          <table:table-cell office:value-type="float" office:value="40" calcext:value-type="float">
            <text:p>40</text:p>
          </table:table-cell>
          <table:table-cell table:formula="of:=[.Q14]/([.R11])" office:value-type="string" office:string-value="" calcext:value-type="error">
            <text:p>#NOM 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3:07:19.717230146</meta:creation-date>
    <dc:date>2018-04-05T14:48:39.243427933</dc:date>
    <meta:editing-duration>PT18M4S</meta:editing-duration>
    <meta:editing-cycles>1</meta:editing-cycles>
    <meta:document-statistic meta:table-count="1" meta:cell-count="40" meta:object-count="2"/>
    <meta:generator>LibreOffice/5.3.7.2.0$Linux_X86_64 LibreOffice_project/3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791cm" svg:height="17.877cm" xlink:href=".." xlink:type="simple" chart:class="chart:scatter" chart:style-name="ch1">
        <chart:legend chart:legend-position="end" svg:x="21.928cm" svg:y="8.469cm" style:legend-expansion="high" chart:style-name="ch2"/>
        <chart:plot-area chart:style-name="ch3" table:cell-range-address="Feuille1.C1:Feuille1.D12" svg:x="0.535cm" svg:y="0.357cm" svg:width="20.858cm" svg:height="17.163cm">
          <chartooo:coordinate-region svg:x="1.156cm" svg:y="0.517cm" svg:width="19.958cm" svg:height="16.43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D1:Feuille1.D12" chart:class="chart:scatter">
            <chart:domain table:cell-range-address="Feuille1.C1:Feuille1.C12"/>
            <chart:regression-curve chart:style-name="ch7">
              <chart:equation chart:display-equation="true" chart:display-r-square="false" svg:x="11.348cm" svg:y="4.229cm"/>
            </chart:regression-curve>
            <chart:data-point chart:repeated="5"/>
            <chart:data-point chart:style-name="ch8"/>
            <chart:data-point chart:repeated="3"/>
            <chart:data-point chart:style-name="ch8" chart:repeated="2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0">
                <text:p>130</text:p>
                <draw:g>
                  <svg:desc>Feuille1.C1:Feuille1.C12</svg:desc>
                </draw:g>
              </table:table-cell>
              <table:table-cell office:value-type="float" office:value="10">
                <text:p>10</text:p>
                <draw:g>
                  <svg:desc>Feuille1.D1:Feuille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